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Arrow" draw:marker-start-width="0.153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solid" draw:fill-color="#ffffff" fo:min-height="0.798cm" fo:padding-top="0.15cm" fo:padding-bottom="0.15cm" fo:padding-left="0.275cm" fo:padding-right="0.275cm"/>
    </style:style>
    <style:style style:name="co1" style:family="table-column">
      <style:table-column-properties style:column-width="1.944cm" style:use-optimal-column-width="false"/>
    </style:style>
    <style:style style:name="co2" style:family="table-column">
      <style:table-column-properties style:column-width="1.935cm" style:use-optimal-column-width="false"/>
    </style:style>
    <style:style style:name="co3" style:family="table-column">
      <style:table-column-properties style:column-width="1.953cm" style:use-optimal-column-width="false"/>
    </style:style>
    <style:style style:name="co4" style:family="table-column">
      <style:table-column-properties style:column-width="1.941cm" style:use-optimal-column-width="false"/>
    </style:style>
    <style:style style:name="ro1" style:family="table-row">
      <style:table-row-properties style:row-height="0.892cm"/>
    </style:style>
    <style:style style:name="ce1" style:family="table-cell">
      <style:graphic-properties draw:fill="solid" draw:fill-color="#ffcc99" style:repeat="repeat"/>
      <style:paragraph-properties fo:border="0.001cm solid #9966cc"/>
      <style:text-properties fo:font-size="16pt" style:font-size-asian="16pt" style:font-size-complex="16pt"/>
    </style:style>
    <style:style style:name="ce2" style:family="table-cell">
      <style:graphic-properties draw:fill="solid" draw:fill-color="#cccccc" style:repeat="repeat"/>
      <style:paragraph-properties fo:border="0.001cm solid #999999"/>
      <style:text-properties fo:font-size="16pt" style:font-size-asian="16pt" style:font-size-complex="16pt"/>
    </style:style>
    <style:style style:name="ce3" style:family="table-cell">
      <style:graphic-properties draw:fill="solid" draw:fill-color="#e6e6e6" style:repeat="repeat"/>
      <style:paragraph-properties fo:border="0.001cm solid #9966cc"/>
      <style:text-properties fo:font-size="16pt" style:font-size-asian="16pt" style:font-size-complex="16pt"/>
    </style:style>
    <style:style style:name="ce4" style:family="table-cell">
      <style:graphic-properties draw:fill="solid" draw:fill-color="#e6e6e6" style:repeat="repeat"/>
      <style:paragraph-properties fo:border-left="0.001cm solid #cccccc" fo:border-right="0.001cm solid #cccccc" fo:border-top="0.001cm solid #999999" fo:border-bottom="0.001cm solid #cccccc"/>
      <style:text-properties fo:font-size="16pt" style:font-size-asian="16pt" style:font-size-complex="16pt"/>
    </style:style>
    <style:style style:name="ce5" style:family="table-cell">
      <style:graphic-properties draw:fill="solid" draw:fill-color="#ffffff" style:repeat="repeat"/>
      <style:paragraph-properties fo:border="0.001cm solid #9966cc"/>
      <style:text-properties fo:font-size="16pt" style:font-size-asian="16pt" style:font-size-complex="16pt"/>
    </style:style>
    <style:style style:name="ce6" style:family="table-cell">
      <style:graphic-properties draw:fill="solid" draw:fill-color="#ffffff" style:repeat="repeat"/>
      <style:paragraph-properties fo:border="0.001cm solid #cccccc"/>
      <style:text-properties fo:font-size="16pt" style:font-size-asian="16pt" style:font-size-complex="16pt"/>
    </style:style>
    <style:style style:name="ce7" style:family="table-cell">
      <style:graphic-properties draw:fill="solid" draw:fill-color="#e6e6e6" style:repeat="repeat"/>
      <style:paragraph-properties fo:border="0.001cm solid #cccccc"/>
      <style:text-properties fo:font-size="16pt" style:font-size-asian="16pt" style:font-size-complex="16pt"/>
    </style:style>
    <style:style style:name="ce8" style:family="table-cell">
      <style:graphic-properties draw:fill-color="#ffffff" style:repeat="repeat"/>
      <style:paragraph-properties fo:border="0.001cm solid #9966cc"/>
      <style:text-properties fo:font-size="16pt" style:font-size-asian="16pt" style:font-size-complex="16pt"/>
    </style:style>
    <style:style style:name="ce9" style:family="table-cell">
      <style:graphic-properties draw:fill-color="#ffffff" style:repeat="repeat"/>
      <style:paragraph-properties fo:border="0.001cm solid #cccccc"/>
      <style:text-properties fo:font-size="16pt" style:font-size-asian="16pt" style:font-size-complex="16pt"/>
    </style:style>
    <style:style style:name="P1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68cm" svg:height="1.119cm" svg:x="3.887cm" svg:y="10.668cm">
          <draw:text-box>
            <text:p><text:span text:style-name="T1">LHS rows</text:span></text:p>
          </draw:text-box>
        </draw:frame>
        <draw:custom-shape draw:style-name="gr2" draw:text-style-name="P2" draw:layer="layout" svg:width="1.542cm" svg:height="2.298cm" draw:transform="rotate (1.56486220733782) translate (12.863cm 12.892cm)">
          <text:p/>
          <draw:enhanced-geometry svg:viewBox="0 0 21600 21600" draw:mirror-vertical="true" draw:text-areas="0 0 21600 21600" draw:type="chevron" draw:modifiers="16182.50162022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standard" draw:layer="layout" svg:width="9.716cm" svg:height="6.243cm" svg:x="1.014cm" svg:y="4.386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">col1</text:p>
              </table:table-cell>
              <table:table-cell table:style-name="ce1">
                <text:p text:style-name="P3">col2</text:p>
              </table:table-cell>
              <table:table-cell>
                <text:p text:style-name="P3">col3</text:p>
              </table:table-cell>
              <table:table-cell>
                <text:p text:style-name="P3">col4</text:p>
              </table:table-cell>
              <table:table-cell>
                <text:p text:style-name="P3">col5</text:p>
              </table:table-cell>
            </table:table-row>
            <table:table-row table:style-name="ro1" table:default-cell-style-name="ce4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6"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1" table:default-cell-style-name="ce7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9">
              <table:table-cell table:style-name="ce8"/>
              <table:table-cell table:style-name="ce8"/>
              <table:table-cell/>
              <table:table-cell/>
              <table:table-cell/>
            </table:table-row>
            <table:table-row table:style-name="ro1" table:default-cell-style-name="ce7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6">
              <table:table-cell table:style-name="ce5"/>
              <table:table-cell table:style-name="ce5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16cm" svg:height="6.243cm" svg:x="17.204cm" svg:y="4.417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">col1</text:p>
              </table:table-cell>
              <table:table-cell table:style-name="ce1">
                <text:p text:style-name="P3">col2</text:p>
              </table:table-cell>
              <table:table-cell>
                <text:p text:style-name="P3">col3</text:p>
              </table:table-cell>
              <table:table-cell>
                <text:p text:style-name="P3">col4</text:p>
              </table:table-cell>
              <table:table-cell>
                <text:p text:style-name="P3">col5</text:p>
              </table:table-cell>
            </table:table-row>
            <table:table-row table:style-name="ro1" table:default-cell-style-name="ce4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6"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1" table:default-cell-style-name="ce7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9">
              <table:table-cell table:style-name="ce8"/>
              <table:table-cell table:style-name="ce8"/>
              <table:table-cell/>
              <table:table-cell/>
              <table:table-cell/>
            </table:table-row>
            <table:table-row table:style-name="ro1" table:default-cell-style-name="ce7"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6">
              <table:table-cell table:style-name="ce5"/>
              <table:table-cell table:style-name="ce5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3.995cm" svg:height="1.119cm" svg:x="20.353cm" svg:y="10.7cm">
          <draw:text-box>
            <text:p><text:span text:style-name="T1">RHS rows</text:span></text:p>
          </draw:text-box>
        </draw:frame>
        <draw:custom-shape draw:style-name="gr3" draw:text-style-name="P2" draw:id="id1" draw:layer="layout" svg:width="0.828cm" svg:height="3.905cm" draw:transform="rotate (-1.57603231455177) translate (4.909cm 3.529cm)">
          <text:p/>
          <draw:enhanced-geometry svg:viewBox="0 0 21600 21600" draw:glue-points="21600 0 0 10800 21600 21600" draw:text-areas="13800 ?f9 21600 ?f10" draw:type="left-brace" draw:modifiers="1800 11081.61668839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id="id2" draw:layer="layout" svg:width="0.828cm" svg:height="3.905cm" draw:transform="rotate (-1.57603231455177) translate (21.13cm 3.56cm)">
          <text:p/>
          <draw:enhanced-geometry svg:viewBox="0 0 21600 21600" draw:glue-points="21600 0 0 10800 21600 21600" draw:text-areas="13800 ?f9 21600 ?f10" draw:type="left-brace" draw:modifiers="1800 11081.61668839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2" draw:layer="layout" svg:x1="2.957cm" svg:y1="3.52cm" svg:x2="19.178cm" svg:y2="3.551cm" draw:start-shape="id1" draw:start-glue-point="5" draw:end-shape="id2" draw:end-glue-point="5" svg:d="m2957 3520v-527h16221v558">
          <text:p/>
        </draw:connector>
        <draw:frame draw:style-name="gr5" draw:layer="layout" svg:width="1.717cm" svg:height="1.098cm" svg:x="10.585cm" svg:y="2.421cm">
          <draw:text-box>
            <text:p>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0-09-24T09:39:00</dc:date>
    <dc:creator>Rika Furukawa</dc:creator>
    <meta:editing-duration>PT12H51M15S</meta:editing-duration>
    <meta:editing-cycles>83</meta:editing-cycles>
    <meta:generator>OpenOffice.org/3.2$Unix OpenOffice.org_project/320m18$Build-9502</meta:generator>
    <meta:document-statistic meta:object-count="9"/>
  </office:meta>
</office:document-meta>
</file>